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1457in"/>
    </style:style>
    <style:style style:name="co3" style:family="table-column">
      <style:table-column-properties fo:break-before="auto" style:column-width="0.811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47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64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ro6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eefc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999999" fo:border-right="0.06pt solid #999999" fo:border-top="none"/>
    </style:style>
    <style:style style:name="ce6" style:family="table-cell" style:parent-style-name="Default">
      <style:table-cell-properties fo:border-bottom="none" fo:background-color="#e1eefc" fo:border-left="0.06pt solid #999999" fo:border-right="0.06pt solid #999999" fo:border-top="none"/>
    </style:style>
    <style:style style:name="ce7" style:family="table-cell" style:parent-style-name="Default">
      <style:table-cell-properties fo:border-bottom="none" fo:background-color="#e1eefc" fo:wrap-option="wrap" fo:border-left="0.06pt solid #999999" fo:border-right="0.06pt solid #999999" fo:border-top="none"/>
    </style:style>
    <style:style style:name="ce8" style:family="table-cell" style:parent-style-name="Default">
      <style:table-cell-properties fo:border-bottom="none" fo:background-color="#e6e6e6" fo:border-left="0.06pt solid #999999" fo:border-right="0.06pt solid #999999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e6e6e6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6e6e6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</style:style>
    <style:style style:name="ce19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e1eefc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order-bottom="none" fo:background-color="#e1eefc" fo:border-left="0.06pt solid #999999" fo:padding="0.028in" fo:border-right="0.06pt solid #999999" fo:border-top="non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WenQuanYi Micro Hei" style:font-name-complex="Lohit Hindi"/>
    </style:style>
    <style:style style:name="ce25" style:family="table-cell" style:parent-style-name="Default" style:data-style-name="N169"/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ce3" office:value-type="string" calcext:value-type="string">
            <text:p>Open.Thmeremin.UNO V2.0</text:p>
            <text:p>Bill of Materials</text:p>
          </table:table-cell>
          <table:table-cell table:style-name="ce3"/>
          <table:table-cell table:style-name="Default" office:value-type="string" calcext:value-type="string">
            <text:p>CHF/EURO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</table:table-row>
        <table:table-row table:style-name="ro3">
          <table:table-cell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Housing</text:p>
          </table:table-cell>
          <table:table-cell table:style-name="ce4" office:value-type="string" calcext:value-type="string">
            <text:p>Order No. Reichelt</text:p>
          </table:table-cell>
          <table:table-cell table:style-name="ce23" office:value-type="string" calcext:value-type="string">
            <text:p>Order No. Farnell</text:p>
            <text:p>@ 20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IC1, 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0D</text:p>
          </table:table-cell>
          <table:table-cell table:style-name="ce18" office:value-type="string" calcext:value-type="string">
            <text:p>SO-16</text:p>
          </table:table-cell>
          <table:table-cell office:value-type="string" calcext:value-type="string">
            <text:p>SMD 4060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9D</text:p>
          </table:table-cell>
          <table:table-cell table:style-name="ce18" office:value-type="string" calcext:value-type="string">
            <text:p>SO-14</text:p>
          </table:table-cell>
          <table:table-cell office:value-type="string" calcext:value-type="string">
            <text:p>SMD 4069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D</text:p>
          </table:table-cell>
          <table:table-cell table:style-name="ce6" office:value-type="string" calcext:value-type="string">
            <text:p>SO-8</text:p>
          </table:table-cell>
          <table:table-cell office:value-type="string" calcext:value-type="string">
            <text:p>LM 358 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74D</text:p>
          </table:table-cell>
          <table:table-cell table:style-name="ce6" office:value-type="string" calcext:value-type="string">
            <text:p>SO-14</text:p>
          </table:table-cell>
          <table:table-cell office:value-type="string" calcext:value-type="string">
            <text:p>74AC 74D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1SO8</text:p>
          </table:table-cell>
          <table:table-cell table:style-name="ce6" office:value-type="string" calcext:value-type="string">
            <text:p>SO-8</text:p>
          </table:table-cell>
          <table:table-cell/>
          <table:table-cell table:style-name="ce24" office:value-type="float" office:value="1332113" calcext:value-type="float">
            <text:p>1332113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721MHz</text:p>
          </table:table-cell>
          <table:table-cell table:style-name="ce18" office:value-type="string" calcext:value-type="string">
            <text:p>HC49-SMD</text:p>
          </table:table-cell>
          <table:table-cell office:value-type="string" calcext:value-type="string">
            <text:p>7,3728-HC49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style-name="ce19" office:value-type="string" calcext:value-type="string">
            <text:p>HC49-SMD</text:p>
          </table:table-cell>
          <table:table-cell office:value-type="string" calcext:value-type="string">
            <text:p>8,0000-HC49-SMD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E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 uH</text:p>
          </table:table-cell>
          <table:table-cell table:style-name="ce6"/>
          <table:table-cell/>
          <table:table-cell office:value-type="float" office:value="1198517" calcext:value-type="float">
            <text:p>1198517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table:style-name="ce6"/>
          <table:table-cell/>
          <table:table-cell office:value-type="float" office:value="2392200" calcext:value-type="float">
            <text:p>2392200</text:p>
          </table:table-cell>
        </table:table-row>
        <table:table-row table:style-name="ro2">
          <table:table-cell table:style-name="ce1"/>
          <table:table-cell office:value-type="string" calcext:value-type="string">
            <text:p>C24, C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style-name="ce6"/>
          <table:table-cell office:value-type="string" calcext:value-type="string">
            <text:p>NPO-G0805 22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6"/>
          <table:table-cell/>
          <table:table-cell office:value-type="float" office:value="2392180" calcext:value-type="float">
            <text:p>2392180</text:p>
          </table:table-cell>
        </table:table-row>
        <table:table-row table:style-name="ro2">
          <table:table-cell table:style-name="ce1"/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table:style-name="ce6"/>
          <table:table-cell table:style-name="ce1" office:value-type="string" calcext:value-type="string">
            <text:p>NPO-G0805 330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style-name="ce6"/>
          <table:table-cell table:style-name="ce1" office:value-type="string" calcext:value-type="string">
            <text:p>NPO-G0805 220P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C15, C18, C19, C20, C21, C22</text:p>
            <text:p><text:span text:style-name="T1">C23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6"/>
          <table:table-cell/>
          <table:table-cell office:value-type="float" office:value="2392344" calcext:value-type="float">
            <text:p>2392344</text:p>
          </table:table-cell>
        </table:table-row>
        <table:table-row table:style-name="ro2">
          <table:table-cell table:style-name="ce1"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style-name="ce6"/>
          <table:table-cell/>
          <table:table-cell office:value-type="float" office:value="2392340" calcext:value-type="float">
            <text:p>239234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20" office:value-type="string" calcext:value-type="string">
            <text:p>CPOL-EU153CLV-0505</text:p>
          </table:table-cell>
          <table:table-cell table:style-name="ce1" office:value-type="string" calcext:value-type="string">
            <text:p>VF 100/6,3 K-C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T1, 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-30pF</text:p>
          </table:table-cell>
          <table:table-cell table:style-name="ce6"/>
          <table:table-cell/>
          <table:table-cell office:value-type="float" office:value="9528660" calcext:value-type="float">
            <text:p>9528660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R1, R2, R5, 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MOhm</text:p>
          </table:table-cell>
          <table:table-cell table:style-name="ce6"/>
          <table:table-cell/>
          <table:table-cell office:value-type="float" office:value="2129403" calcext:value-type="float">
            <text:p>2129403</text:p>
          </table:table-cell>
        </table:table-row>
        <table:table-row table:style-name="ro2">
          <table:table-cell table:style-name="ce1"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 Ohm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Ohm</text:p>
          </table:table-cell>
          <table:table-cell table:style-name="ce6"/>
          <table:table-cell/>
          <table:table-cell office:value-type="float" office:value="2129138" calcext:value-type="float">
            <text:p>2129138</text:p>
          </table:table-cell>
        </table:table-row>
        <table:table-row table:style-name="ro2">
          <table:table-cell table:style-name="ce1"/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table:style-name="ce6"/>
          <table:table-cell/>
          <table:table-cell office:value-type="float" office:value="2129195" calcext:value-type="float">
            <text:p>2129195</text:p>
          </table:table-cell>
        </table:table-row>
        <table:table-row table:style-name="ro2">
          <table:table-cell table:style-name="ce1"/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Ohm</text:p>
          </table:table-cell>
          <table:table-cell table:style-name="ce6"/>
          <table:table-cell office:value-type="string" calcext:value-type="string">
            <text:p>SMD-0805 100K</text:p>
          </table:table-cell>
          <table:table-cell office:value-type="float" office:value="2129276" calcext:value-type="float">
            <text:p>2129276</text:p>
          </table:table-cell>
        </table:table-row>
        <table:table-row table:style-name="ro2">
          <table:table-cell table:style-name="ce1"/>
          <table:table-cell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table:style-name="ce6"/>
          <table:table-cell/>
          <table:table-cell office:value-type="float" office:value="2129080" calcext:value-type="float">
            <text:p>212908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J4435-R1503_03</text:p>
          </table:table-cell>
          <table:table-cell table:style-name="ce6" office:value-type="string" calcext:value-type="string">
            <text:p>MJ4435-R</text:p>
          </table:table-cell>
          <table:table-cell/>
          <table:table-cell office:value-type="float" office:value="1638670" calcext:value-type="float">
            <text:p>1638670</text:p>
          </table:table-cell>
        </table:table-row>
        <table:table-row table:style-name="ro4">
          <table:table-cell table:style-name="ce1"/>
          <table:table-cell table:style-name="ce7"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s 36x</text:p>
          </table:table-cell>
          <table:table-cell table:style-name="ce6"/>
          <table:table-cell office:value-type="string" calcext:value-type="string">
            <text:p>SL 1X36G 2,54</text:p>
          </table:table-cell>
          <table:table-cell/>
        </table:table-row>
        <table:table-row table:style-name="ro5">
          <table:table-cell table:style-name="ce1"/>
          <table:table-cell table:style-name="ce7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table:style-name="ce18"/>
          <table:table-cell table:style-name="ce22" office:value-type="string" calcext:value-type="string">
            <text:p>TASTER 9314</text:p>
          </table:table-cell>
          <table:table-cell table:style-name="ce22"/>
        </table:table-row>
        <table:table-row table:style-name="ro2">
          <table:table-cell/>
          <table:table-cell table:style-name="ce5" table:number-columns-repeated="6"/>
        </table:table-row>
        <table:table-row table:style-name="ro6">
          <table:table-cell table:style-name="ce1"/>
          <table:table-cell table:style-name="ce7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UNO</text:p>
          </table:table-cell>
          <table:table-cell table:style-name="ce18"/>
          <table:table-cell table:style-name="ce22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POT1, POT2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EVUF3A</text:p>
          </table:table-cell>
          <table:table-cell/>
          <table:table-cell table:style-name="ce8" office:value-type="string" calcext:value-type="string">
            <text:p>RK09K113-LIN10K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Knob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KNOPF 10-150B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CV_JP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JUMPER 2,54 R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LED 5mm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LED Blue</text:p>
          </table:table-cell>
          <table:table-cell table:style-name="ce8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U$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ARDUINO-UNO</text:p>
          </table:table-cell>
          <table:table-cell/>
          <table:table-cell table:style-name="ce8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Bestellkosten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Lötpaste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Lötpaste RohS, 120g, 30ml</text:p>
          </table:table-cell>
          <table:table-cell/>
          <table:table-cell table:style-name="ce8" office:value-type="string" calcext:value-type="string">
            <text:p>Fürtronic Art. 2296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Shipping Euro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hipping other</text:p>
          </table:table-cell>
          <table:table-cell table:style-name="ce13" office:value-type="float" office:value="0" calcext:value-type="float">
            <text:p>0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Packaging Couver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Packaging Ba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ESD BEUTEL-P 150</text:p>
          </table:table-cell>
          <table:table-cell table:style-name="ce8"/>
        </table:table-row>
        <table:table-row table:style-name="ro2">
          <table:table-cell table:style-name="ce2"/>
          <table:table-cell table:style-name="ce10" office:value-type="string" calcext:value-type="string">
            <text:p>Packaging Bag small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10" office:value-type="string" calcext:value-type="string">
            <text:p>Adress Pocke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crewdriver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e Aluminum 5mm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a Plug Screwing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VST 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Antenna Plug Standard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S 40SA RT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6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06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10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10</text:p>
          </table:table-cell>
          <table:table-cell table:style-name="ce8"/>
        </table:table-row>
        <table:table-row table:style-name="ro2">
          <table:table-cell table:style-name="ce2"/>
          <table:table-cell table:style-name="ce2" office:value-type="string" calcext:value-type="string">
            <text:p>Spacer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Metall, 6-Kant, M3, 8mm </text:p>
          </table:table-cell>
          <table:table-cell table:style-name="ce2"/>
          <table:table-cell table:style-name="ce2" office:value-type="string" calcext:value-type="string">
            <text:p>DI 8MM</text:p>
          </table:table-cell>
          <table:table-cell table:style-name="ce2"/>
        </table:table-row>
        <table:table-row table:style-name="ro2">
          <table:table-cell table:style-name="ce2"/>
          <table:table-cell table:style-name="ce10" office:value-type="string" calcext:value-type="string">
            <text:p>Unterlags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SKZ 3,2-10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Plexi Bas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GS Allround 1H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Tesa Ta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TESA 55733 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a Extension Plu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VST 100 </text:p>
          </table:table-cell>
          <table:table-cell table:style-name="ce8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table:style-name="ce2" table:number-columns-repeated="2"/>
          <table:table-cell table:style-name="ce13"/>
          <table:table-cell table:style-name="ce16"/>
          <table:table-cell table:style-name="ce2" table:number-columns-repeated="3"/>
        </table:table-row>
        <table:table-row table:style-name="ro2">
          <table:table-cell table:style-name="ce2" table:number-columns-repeated="7"/>
        </table:table-row>
        <table:table-row table:style-name="ro2" table:number-rows-repeated="14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2"/>
          <table:table-cell table:style-name="ce17"/>
          <table:table-cell table:style-name="Default" table:number-columns-repeated="3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JUMPER 2,54 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MD 40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LM 358 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4AC 74D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,3728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8,0000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MD-LED 0805 GN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33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22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VF 100/6,3 K-C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L 1X36G 2,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TASTER 931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SD BEUTEL-P 15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RK09K113-LIN10K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KNOPF 10-150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S 40SA RT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I 8M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KZ 3,2-1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MD 406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NPO-G0805 22P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  <table:database-ranges>
        <table:database-range table:name="__Anonymous_Sheet_DB__1" table:target-range-address="Sheet2.B4:Sheet2.C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0:43:56.965349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0:55:03.816248826</dc:date>
    <dc:creator>Urs Gaudenz</dc:creator>
    <meta:generator>LibreOffice/4.2.8.2$Linux_x86 LibreOffice_project/420m0$Build-2</meta:generator>
    <meta:editing-duration>PT5H49M2S</meta:editing-duration>
    <meta:editing-cycles>43</meta:editing-cycles>
    <meta:printed-by>Urs Gaudenz</meta:printed-by>
    <meta:print-date>2014-10-19T12:15:59.569688634</meta:print-date>
    <meta:document-statistic meta:table-count="2" meta:cell-count="242" meta:object-count="0"/>
  </office:meta>
</office:document-meta>
</file>